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Code_20_block">
      <style:text-properties fo:font-weight="bold" style:font-weight-asian="bold" style:font-weight-complex="bold"/>
    </style:style>
    <style:style style:name="P9" style:family="paragraph" style:parent-style-name="Code_20_block">
      <style:paragraph-properties fo:break-before="page"/>
    </style:style>
    <style:style style:name="P10" style:family="paragraph" style:parent-style-name="Standard">
      <style:paragraph-properties fo:break-before="page"/>
      <style:text-properties fo:font-weight="bold" style:font-weight-asian="bold" style:font-weight-complex="bold"/>
    </style:style>
    <style:style style:name="P11"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2" style:family="paragraph" style:parent-style-name="Standard" style:list-style-name="List_20_1"/>
    <style:style style:name="P13" style:family="paragraph" style:parent-style-name="Standard" style:list-style-name="List_20_1">
      <style:paragraph-properties fo:text-align="justify" style:justify-single-word="false"/>
    </style:style>
    <style:style style:name="P14" style:family="paragraph" style:parent-style-name="Standard" style:list-style-name="List_20_2">
      <style:paragraph-properties fo:text-align="justify" style:justify-single-word="false"/>
    </style:style>
    <style:style style:name="P15" style:family="paragraph" style:parent-style-name="Standard" style:list-style-name="List_20_1">
      <style:paragraph-properties fo:text-align="start" style:justify-single-word="false"/>
    </style:style>
    <style:style style:name="P16" style:family="paragraph" style:parent-style-name="Standard" style:list-style-name="List_20_2"/>
    <style:style style:name="P17" style:family="paragraph" style:parent-style-name="Standard">
      <style:text-properties officeooo:rsid="000d53bf" officeooo:paragraph-rsid="000d53bf"/>
    </style:style>
    <style:style style:name="P18" style:family="paragraph" style:parent-style-name="Heading_20_2">
      <style:paragraph-properties fo:break-before="page"/>
    </style:style>
    <style:style style:name="P19" style:family="paragraph" style:parent-style-name="Heading_20_2">
      <style:paragraph-properties fo:break-before="page"/>
      <style:text-properties style:font-name="Arial"/>
    </style:style>
    <style:style style:name="P20" style:family="paragraph" style:parent-style-name="Heading_20_3">
      <style:text-properties style:font-name="Arial"/>
    </style:style>
    <style:style style:name="P21" style:family="paragraph" style:parent-style-name="Heading_20_3">
      <style:paragraph-properties fo:break-before="page"/>
    </style:style>
    <style:style style:name="P22" style:family="paragraph" style:parent-style-name="Heading_20_3">
      <style:paragraph-properties fo:break-before="page"/>
      <style:text-properties style:font-name="Arial"/>
    </style:style>
    <style:style style:name="P23" style:family="paragraph" style:parent-style-name="Heading_20_4">
      <style:paragraph-properties fo:break-before="page"/>
    </style:style>
    <style:style style:name="P24"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font-name="Arial" fo:font-style="normal" style:font-style-asian="normal" style:font-style-complex="normal"/>
    </style:style>
    <style:style style:name="T12" style:family="text">
      <style:text-properties style:text-position="-10% 90%" style:font-name="Arial"/>
    </style:style>
    <style:style style:name="T13" style:family="text">
      <style:text-properties style:use-window-font-color="true"/>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fo:font-weight="bold" style:font-weight-asian="bold" style:font-weight-complex="bold"/>
    </style:style>
    <style:style style:name="T16" style:family="text">
      <style:text-properties officeooo:rsid="000d53bf"/>
    </style:style>
    <style:style style:name="T17" style:family="text">
      <style:text-properties officeooo:rsid="000ede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199665"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8236552" text:continue-numbering="true" text:style-name="Outline">
        <text:list-item>
          <text:list>
            <text:list-item>
              <text:list>
                <text:list-item>
                  <text:h text:style-name="Heading_20_3" text:outline-level="3"><text:bookmark-start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28177779" text:style-name="List_20_1">
        <text:list-item>
          <text:p text:style-name="P12">abstract: JPPFTask cannot be used directly, it must be extended to construct a real task</text:p>
        </text:list-item>
        <text:list-item>
          <text:p text:style-name="P12">Runnable, via Task&lt;T&gt;: when writing a JPPF task, the run() method of <text:span text:style-name="Code_20_char">java.lang.Runnable</text:span> must be implemented. This is the part of a task that will be executed on a remote node.</text:p>
        </text:list-item>
        <text:list-item>
          <text:p text:style-name="P12">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28241067" text:continue-list="list28236552"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8228972" text:continue-list="list28177779" text:style-name="List_20_1">
        <text:list-item>
          <text:p text:style-name="P12"><text:span text:style-name="Code_20_char">public void setResult(Object result)</text:span> : <text:s/>stores the execution result; the argument must be serializable</text:p>
        </text:list-item>
        <text:list-item>
          <text:p text:style-name="P12"><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8253728" text:continue-numbering="true" text:style-name="List_20_1">
        <text:list-item>
          <text:p text:style-name="P12">using custom attributes in the task class and their accessors</text:p>
        </text:list-item>
        <text:list-item>
          <text:p text:style-name="P12">storing and getting data to/from a database</text:p>
        </text:list-item>
        <text:list-item>
          <text:p text:style-name="P12">using a file system</text:p>
        </text:list-item>
        <text:list-item>
          <text:p text:style-name="P12">using third-party applications or libraries</text:p>
        </text:list-item>
        <text:list-item>
          <text:p text:style-name="P12">etc ...</text:p>
        </text:list-item>
      </text:list>
      <text:list xml:id="list28251980" text:continue-list="list28241067"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8237146" text:continue-list="list28253728" text:style-name="List_20_1">
        <text:list-item>
          <text:p text:style-name="P12"><text:span text:style-name="Code_20_char">public void setException(Exception e)</text:span> : store an exception for later retrieval</text:p>
        </text:list-item>
        <text:list-item>
          <text:p text:style-name="P12"><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28257325" text:continue-list="list28251980" text:style-name="Outline">
        <text:list-item>
          <text:list>
            <text:list-item>
              <text:list>
                <text:list-item>
                  <text:list>
                    <text:list-item>
                      <text:h text:style-name="P23" text:outline-level="4">Task life cycle</text:h>
                    </text:list-item>
                  </text:list>
                </text:list-item>
              </text:list>
            </text:list-item>
          </text:list>
        </text:list-item>
      </text:list>
      <text:p text:style-name="Standard">JPPF provides some options to control a task's life cycle once it has been submitted, including the following:</text:p>
      <text:list xml:id="list28244918" text:continue-list="list28237146" text:style-name="List_20_1">
        <text:list-item>
          <text:p text:style-name="P12">cancel a task</text:p>
        </text:list-item>
        <text:list-item>
          <text:p text:style-name="P12">task timeout settings</text:p>
        </text:list-item>
      </text:list>
      <text:p text:style-name="Standard"/>
      <text:p text:style-name="P1">Canceling a task applies whether the task has already started or not. Timeout of a task only applies while the task is <text:s/>executing. In any case, if a task has already completed its execution, it cannot be cancel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his.setId(taskId); <text:span text:style-name="T5">// set the task id</text:span></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28228686" text:continue-list="list28257325"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8246878" text:continue-list="list28244918" text:style-name="List_20_1">
        <text:list-item>
          <text:p text:style-name="P13"><text:span text:style-name="T15">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3"><text:span text:style-name="T15">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28250198" text:continue-list="list28228686"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text:s text:c="2"/>public abstract class JPPFTask implements Task&lt;Object&gt; {</text:p>
      <text:p text:style-name="Code_20_block"><text:s text:c="4"/><text:span text:style-name="T5">// is the task executing in a node or in the client?</text:span></text:p>
      <text:p text:style-name="Code_20_block"><text:s text:c="4"/>public boolean isInNode()</text:p>
      <text:p text:style-name="Code_20_block"><text:s text:c="2"/></text:p>
      <text:p text:style-name="Code_20_block"><text:s text:c="4"/><text:span text:style-name="T5">// send a callable for execution on the client side</text:span></text:p>
      <text:p text:style-name="Code_20_block"><text:s text:c="4"/>public &lt;V&gt; V compute(final JPPFCallable&lt;V&gt; callable)</text:p>
      <text:p text:style-name="Code_20_block"><text:s text:c="2"/>}</text:p>
      <text:p text:style-name="Standard"/>
      <text:p text:style-name="P1">The method <text:span text:style-name="Code_20_char">compute()</text:span> takes a <text:a xlink:type="simple" xlink:href="http://www.jppf.org/api-3/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This API is a more flexible version of the ClientDataProvider facility (see <text:bookmark-ref text:reference-format="number-all-superior" text:ref-name="__RefHeading__5136_771491026">4.4.2 </text:bookmark-ref>), which will be deprecated in the future.</text:p>
      <text:p text:style-name="P1"/>
      <text:p text:style-name="P1">Example usage:</text:p>
      <text:p text:style-name="P1"/>
      <text:p text:style-name="Code_20_block"><text:s text:c="2"/>public class MyTask extends JPPFTask {</text:p>
      <text:p text:style-name="Code_20_block"><text:s text:c="4"/>@Override</text:p>
      <text:p text:style-name="Code_20_block"><text:s text:c="4"/>public void run() {</text:p>
      <text:p text:style-name="Code_20_block"><text:s text:c="6"/>String callableResult;</text:p>
      <text:p text:style-name="Code_20_block"><text:s text:c="6"/><text:span text:style-name="T5">// if this task is executing in a JPPF node</text:span></text:p>
      <text:p text:style-name="Code_20_block"><text:s text:c="6"/>if (isInNode()) callableResult = compute(new MyNodeCallable());</text:p>
      <text:p text:style-name="Code_20_block"><text:s text:c="6"/><text:span text:style-name="T5">// otherwise if it is executing locally in the JPPF client</text:span></text:p>
      <text:p text:style-name="Code_20_block"><text:s text:c="6"/>else callableResult = compute(new MyClientallable());</text:p>
      <text:p text:style-name="Code_20_block"><text:s text:c="6"/><text:span text:style-name="T5">// set the callable result as this task's result</text:span></text:p>
      <text:p text:style-name="Code_20_block"><text:s text:c="6"/>setResult(callableResult);</text:p>
      <text:p text:style-name="Code_20_block"><text:s text:c="4"/>}</text:p>
      <text:p text:style-name="Code_20_block"><text:s text:c="2"/></text:p>
      <text:p text:style-name="Code_20_block"><text:s text:c="4"/>public static class MyNodeCallable implements JPPFCallable&lt;String&gt; {</text:p>
      <text:p text:style-name="Code_20_block"><text:s text:c="6"/>@Override</text:p>
      <text:p text:style-name="Code_20_block"><text:s text:c="6"/>public String call() throws Exception {</text:p>
      <text:p text:style-name="Code_20_block"><text:s text:c="8"/>return "executed in the NODE";</text:p>
      <text:p text:style-name="Code_20_block"><text:s text:c="6"/>}</text:p>
      <text:p text:style-name="Code_20_block"><text:s text:c="4"/>}</text:p>
      <text:p text:style-name="Code_20_block"><text:s text:c="2"/></text:p>
      <text:p text:style-name="Code_20_block"><text:s text:c="4"/>public static class MyClientCallable implements JPPFCallable&lt;String&gt; {</text:p>
      <text:p text:style-name="Code_20_block"><text:s text:c="6"/>@Override</text:p>
      <text:p text:style-name="Code_20_block"><text:s text:c="6"/>public String call() throws Exception {</text:p>
      <text:p text:style-name="Code_20_block"><text:s text:c="8"/>return "executed in the CLIENT";</text:p>
      <text:p text:style-name="Code_20_block"><text:s text:c="6"/>}</text:p>
      <text:p text:style-name="Code_20_block"><text:s text:c="4"/>}</text:p>
      <text:p text:style-name="Code_20_block"><text:s text:c="2"/>}</text:p>
      <text:p text:style-name="Standard"/>
      <text:list xml:id="list28249316" text:continue-numbering="true" text:style-name="Outline">
        <text:list-item>
          <text:list>
            <text:list-item>
              <text:list>
                <text:list-item>
                  <text:h text:style-name="P21"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8249881" text:continue-list="list28246878" text:style-name="List_20_1">
        <text:list-item>
          <text:p text:style-name="P12">if the annotated element is an <text:span text:style-name="T1">instance</text:span> (non-static) method, the annotated class must be serializable</text:p>
        </text:list-item>
        <text:list-item>
          <text:p text:style-name="P12">if the class is already an instance of JPPFTask, the annotation will be ignored</text:p>
        </text:list-item>
        <text:list-item>
          <text:p text:style-name="P12">if an annotated method has a return type (i.e. non void), the return value will be set as the task result</text:p>
        </text:list-item>
        <text:list-item>
          <text:p text:style-name="P12">it is possible to annotate a public method or constructor</text:p>
        </text:list-item>
        <text:list-item>
          <text:p text:style-name="P12">an annotated method can be static or non-static</text:p>
        </text:list-item>
        <text:list-item>
          <text:p text:style-name="P12">if the annotated element is a constructor or a static method, the first argument of JPPFJob.addTask() must be a Class object representing the class that declares it.</text:p>
        </text:list-item>
        <text:list-item>
          <text:p text:style-name="P12">an annotated method or constructor can have any signature, with no limit on the number of arguments</text:p>
        </text:list-item>
        <text:list-item>
          <text:p text:style-name="P12">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text:soft-page-break/>Note how, in the last 2 examples, we use <text:span text:style-name="Code_20_char">MyClass.class</text:span> as the first argument in <text:span text:style-name="Code_20_char">JPPFJob.addTask()</text:span>.</text:p>
      <text:list xml:id="list28228194" text:continue-list="list28249316"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28251770" text:continue-list="list28249881" text:style-name="List_20_1">
        <text:list-item>
          <text:p text:style-name="P12">the class must be serializable</text:p>
        </text:list-item>
        <text:list-item>
          <text:p text:style-name="P15">if the class is already an instance of <text:span text:style-name="Code_20_char">JPPFTask</text:span>, or annotated with <text:span text:style-name="Code_20_char">@JPPFRunnable</text:span>, it will be processed as such</text:p>
        </text:list-item>
        <text:list-item>
          <text:p text:style-name="P12">through the task-wrapping mechanism, a Runnable task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28233030" text:continue-list="list28228194"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28235995" text:continue-list="list28251770" text:style-name="List_20_1">
        <text:list-item>
          <text:p text:style-name="P12">the Callable class must be serializable</text:p>
        </text:list-item>
        <text:list-item>
          <text:p text:style-name="P12">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2">the return value of the <text:span text:style-name="Code_20_char">call()</text:span> method will be set as the task result</text:p>
        </text:list-item>
        <text:list-item>
          <text:p text:style-name="P12">through the task-wrapping mechanism, a callable class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28226210" text:continue-list="list2823303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 </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oft-page-brea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28232300" text:continue-list="list28235995" text:style-name="List_20_1">
        <text:list-item>
          <text:p text:style-name="P12">if the entry point is an <text:span text:style-name="T1">instance</text:span> (non-static) method, the class must be serializable</text:p>
        </text:list-item>
        <text:list-item>
          <text:p text:style-name="P12">if a method has a return type (i.e. non void), the return value will be set as the task result</text:p>
        </text:list-item>
        <text:list-item>
          <text:p text:style-name="P12">it is possible to use a public method or constructor as entry point</text:p>
        </text:list-item>
        <text:list-item>
          <text:p text:style-name="P12">a method entry point can be static or non-static</text:p>
        </text:list-item>
        <text:list-item>
          <text:p text:style-name="P12">A POJO task is added to a job by calling a <text:span text:style-name="Code_20_char">JPPFJob.addTask()</text:span> method whose first argument is the method or constructor name.</text:p>
        </text:list-item>
        <text:list-item>
          <text:p text:style-name="P12">if the entry point is a constructor or a static method, the second argument of JPPFJob.addTask() be a Class object representing the class that declares it.</text:p>
        </text:list-item>
        <text:list-item>
          <text:p text:style-name="P12">an annotated method or constructor can have any signature, with no limit on the number of arguments</text:p>
        </text:list-item>
        <text:list-item>
          <text:p text:style-name="P13">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list xml:id="list28246956" text:continue-list="list28226210"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text:soft-page-break/></text:p>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text:span text:style-name="T5">// launch the process and return its exit code</text:span></text:p>
      <text:p text:style-name="Code_20_block"><text:s text:c="2"/>int launchProcess()</text:p>
      <text:p text:style-name="P1"/>
      <text:p text:style-name="P1">This method will block until the process has completed or is destroyed. The process exit code can also be obtained via the following method:</text:p>
      <text:p text:style-name="P1"/>
      <text:p text:style-name="Code_20_block"><text:s text:c="2"/><text:span text:style-name="T5">// get the process exit code</text:span></text:p>
      <text:p text:style-name="Code_20_block"><text:s text:c="2"/>int getExitCode()</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Standard"/>
      <text:list xml:id="list28231235" text:continue-numbering="true" text:style-name="Outline">
        <text:list-item>
          <text:list>
            <text:list-item>
              <text:list>
                <text:list-item>
                  <text:h text:style-name="P21"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28254964" text:continue-list="list28232300" text:style-name="List_20_1">
        <text:list-item>
          <text:p text:style-name="P13"><text:a xlink:type="simple" xlink:href="http://www.jppf.org/api-3/index.html?org/jppf/server/protocol/FileLocation.html"><text:span text:style-name="Code_20_char">FileLocation</text:span></text:a> represents a path in the file system</text:p>
        </text:list-item>
        <text:list-item>
          <text:p text:style-name="P13"><text:a xlink:type="simple" xlink:href="http://www.jppf.org/api-3/index.html?org/jppf/server/protocol/URLLocation.html"><text:span text:style-name="Code_20_char">URLLocation</text:span></text:a> can be used to get data to and from a URL, including HTTP and FTP URLs</text:p>
        </text:list-item>
        <text:list-item>
          <text:p text:style-name="P13"><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28250431" text:continue-list="list28231235" text:style-name="Outline">
        <text:list-item>
          <text:list>
            <text:list-item>
              <text:h text:style-name="P18" text:outline-level="2">Dealing with jobs</text:h>
            </text:list-item>
          </text:list>
        </text:list-item>
      </text:list>
      <text:p text:style-name="Standard">A job is a grouping of tasks with a common set of characteristics and a common SLA. These characteristics include:</text:p>
      <text:p text:style-name="Standard"/>
      <text:list xml:id="list28255285" text:continue-list="list28254964" text:style-name="List_20_1">
        <text:list-item>
          <text:p text:style-name="P12">common data shared between tasks (data provider)</text:p>
        </text:list-item>
        <text:list-item>
          <text:p text:style-name="P12">A common Service Level Agreement (SLA) comprising:</text:p>
        </text:list-item>
      </text:list>
      <text:list xml:id="list28177463" text:style-name="List_20_2">
        <text:list-item>
          <text:list>
            <text:list-item>
              <text:list>
                <text:list-item>
                  <text:p text:style-name="P16">the job priority</text:p>
                </text:list-item>
                <text:list-item>
                  <text:p text:style-name="P16">the maximum number of nodes a job can be executed on</text:p>
                </text:list-item>
                <text:list-item>
                  <text:p text:style-name="P16">an optional execution policy describing which nodes the job can run on</text:p>
                </text:list-item>
                <text:list-item>
                  <text:p text:style-name="P16">a suspended indicator, that enables submitting a job in suspended state, waiting for an external command to resume or start its execution</text:p>
                </text:list-item>
                <text:list-item>
                  <text:p text:style-name="P16">an execution start date and time</text:p>
                </text:list-item>
                <text:list-item>
                  <text:p text:style-name="P16">an expiration (timeout) date and time</text:p>
                </text:list-item>
                <text:list-item>
                  <text:p text:style-name="P16">an indicator specifying what the server should do when the application is disconnected</text:p>
                </text:list-item>
              </text:list>
            </text:list-item>
          </text:list>
        </text:list-item>
      </text:list>
      <text:list xml:id="list28233984" text:continue-list="list28255285" text:style-name="List_20_1">
        <text:list-item>
          <text:p text:style-name="P13">a blocking/non-blocking indicator, specifying whether the job execution is synchronous or asynchronous from the application's point of view</text:p>
        </text:list-item>
        <text:list-item>
          <text:p text:style-name="P13">a listener to receive notifications of completed tasks when running in non-blocking mode</text:p>
        </text:list-item>
        <text:list-item>
          <text:p text:style-name="P13">the ability to receive notifications when the job execution starts and completes</text:p>
        </text:list-item>
        <text:list-item>
          <text:p text:style-name="P13">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8236808" text:continue-list="list28250431"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p text:style-name="Standard"/>
      <text:list xml:id="list28245871" text:continue-numbering="true" text:style-name="Outline">
        <text:list-item>
          <text:list>
            <text:list-item>
              <text:list>
                <text:list-item>
                  <text:h text:style-name="P21"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P6"><text:s text:c="2"/>// creates a blocking job with the specified data provider and default SLA values</text:p>
      <text:p text:style-name="Code_20_block"><text:s text:c="2"/>public JPPFJob(DataProvider dataProvider)</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8253619"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 </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8239787" text:continue-list="list28233984" text:style-name="List_20_1">
        <text:list-item>
          <text:p text:style-name="P13">an instance of <text:span text:style-name="Code_20_char">JPPFTask</text:span></text:p>
        </text:list-item>
        <text:list-item>
          <text:p text:style-name="P13">an instance of a class with a non-static public method annotated with <text:span text:style-name="Code_20_char">@JPPFRunnable</text:span></text:p>
        </text:list-item>
        <text:list-item>
          <text:p text:style-name="P13">a <text:span text:style-name="Code_20_char">Class</text:span> object representing a class that has a public static method or a constructor annotated with <text:span text:style-name="Code_20_char">@JPPFRunnable</text:span></text:p>
        </text:list-item>
        <text:list-item>
          <text:p text:style-name="P13">an instance of a a Runnable class</text:p>
        </text:list-item>
        <text:list-item>
          <text:p text:style-name="P1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8254444" text:continue-numbering="true" text:style-name="List_20_1">
        <text:list-item>
          <text:p text:style-name="P13">an instance of the POJO class if the entry point is a non-static method</text:p>
        </text:list-item>
        <text:list-item>
          <text:p text:style-name="P12">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 3, "string");</text:p>
      <text:p text:style-name="Code_20_block"><text:s text:c="2"/>MyPOJO pojo = (MyPOJO) task.getTaskObject();</text:p>
      <text:p text:style-name="Code_20_block"><text:s text:c="2"/><text:span text:style-name="T5">// we can also set a timeout on the wrapper</text:span></text:p>
      <text:p text:style-name="Code_20_block"><text:s text:c="2"/>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8237664" text:continue-list="list28253619"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P9"><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 else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list xml:id="list28251733"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8231630" text:continue-list="list28177463" text:style-name="List_20_2">
        <text:list-item>
          <text:p text:style-name="P14">handle and store the execution results of the tasks</text:p>
        </text:list-item>
        <text:list-item>
          <text:p text:style-name="P14">ensure the results are in the same order as the tasks initially submitted</text:p>
        </text:list-item>
        <text:list-item>
          <text:p text:style-name="P14">handle errors occurring while receiving the results from the server</text:p>
        </text:list-item>
        <text:list-item>
          <text:p text:style-name="P14">update the state of the job's execution</text:p>
        </text:list-item>
        <text:list-item>
          <text:p text:style-name="P14">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8240088" text:continue-list="list28251733"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28244999" text:continue-numbering="true" text:style-name="Outline">
        <text:list-item>
          <text:list>
            <text:list-item>
              <text:list>
                <text:list-item>
                  <text:h text:style-name="P21"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6"><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28236674" text:continue-numbering="true" text:style-name="Outline">
        <text:list-item>
          <text:list>
            <text:list-item>
              <text:list>
                <text:list-item>
                  <text:h text:style-name="P21"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28229177" text:continue-numbering="true" text:style-name="Outline">
        <text:list-item>
          <text:list>
            <text:list-item>
              <text:list>
                <text:list-item>
                  <text:h text:style-name="P21"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3/index.html?org/jppf/client/event/JobListener.html"><text:span text:style-name="Code_20_char">JobListener</text:span></text:a> interface, which is defined as follows:</text:p>
      <text:p text:style-name="Standard"/>
      <text:p text:style-name="Code_20_block"><text:s text:c="2"/><text:span text:style-name="T5">// Listener interface for receiving job execution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P6"><text:s text:c="4"/>// Called when a job, or a subset of its tasks, is sent to the server,</text:p>
      <text:p text:style-name="P6"><text:s text:c="4"/>// or to the local executor</text:p>
      <text:p text:style-name="Code_20_block"><text:s text:c="4"/>void jobDispatched(JobEvent event);</text:p>
      <text:p text:style-name="Code_20_block"><text:s text:c="2"/></text:p>
      <text:p text:style-name="Code_20_block"><text:s text:c="4"/><text:span text:style-name="T5">// Called when the execution of a subset of a job is complete</text:span></text:p>
      <text:p text:style-name="Code_20_block"><text:s text:c="4"/>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Get the job source of this event</text:span></text:p>
      <text:p text:style-name="Code_20_block"><text:s text:c="4"/>public JPPFJob getJob()</text:p>
      <text:p text:style-name="Code_20_block"><text:s text:c="2"/></text:p>
      <text:p text:style-name="Code_20_block"><text:s text:c="4"/><text:span text:style-name="T5">// Get the tasks that were dispatched or returned</text:span></text:p>
      <text:p text:style-name="Code_20_block"><text:s text:c="4"/>public List&lt;JPPFTask&gt; getTasks()</text:p>
      <text:p text:style-name="Code_20_block"><text:s text:c="2"/>}</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job listener</text:span></text:p>
      <text:p text:style-name="Code_20_block"><text:s text:c="4"/>public void addJobListener(JobListener listener)</text:p>
      <text:p text:style-name="Code_20_block"><text:s text:c="2"/></text:p>
      <text:p text:style-name="Code_20_block"><text:s text:c="4"/><text:span text:style-name="T5">// Remove a job listener</text:span></text:p>
      <text:p text:style-name="Code_20_block"><text:s text:c="4"/>public void removeJobListener(JobListener listener)</text:p>
      <text:p text:style-name="Code_20_block"><text:s text:c="2"/>}</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8241444" text:continue-numbering="true" text:style-name="Outline">
        <text:list-item>
          <text:list>
            <text:list-item>
              <text:h text:style-name="P19"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1</text:span></text:span><text:span text:style-name="Code_20_char"><text:span text:style-name="T7"> referencing A</text:span></text:span><text:span text:style-name="Code_20_char"><text:span text:style-name="T12">1</text:span></text:span><text:span text:style-name="Code_20_char"><text:span text:style-name="T7">, … , Task</text:span></text:span><text:span text:style-name="Code_20_char"><text:span text:style-name="T12">n</text:span></text:span><text:span text:style-name="Code_20_char"><text:span text:style-name="T7"> referencing A</text:span></text:span><text:span text:style-name="Code_20_char"><text:span text:style-name="T12">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1"><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1"><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28247018" text:continue-numbering="true" text:style-name="Outline">
        <text:list-item>
          <text:list>
            <text:list-item>
              <text:list>
                <text:list-item>
                  <text:h text:style-name="P20" text:outline-level="3">MemoryMapDataProvider: map-based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list xml:id="list28248326" text:continue-numbering="true" text:style-name="Outline">
        <text:list-item>
          <text:list>
            <text:list-item>
              <text:list>
                <text:list-item>
                  <text:h text:style-name="P22" text:outline-level="3"><text:bookmark-start text:name="__RefHeading__5136_771491026"/>ClientDataProvider: computing data in the client (deprecated)<text:bookmark-end text:name="__RefHeading__5136_771491026"/></text:h>
                </text:list-item>
              </text:list>
            </text:list-item>
          </text:list>
        </text:list-item>
      </text:list>
      <text:p text:style-name="P11"><text:span text:style-name="Code_20_char"><text:span text:style-name="T9">Note</text:span></text:span><text:span text:style-name="Code_20_char"><text:span text:style-name="T7">: </text:span></text:span><text:span text:style-name="Code_20_char"><text:span text:style-name="T8">as of JPPF 3.2, this feature has been deprecated, and may be removed in a future version. It is replaced with the </text:span></text:span><text:span text:style-name="Code_20_char"><text:span text:style-name="T1">JPPFtask.compute(JPPFCallable)</text:span></text:span><text:span text:style-name="Code_20_char"><text:span text:style-name="T8"> and </text:span></text:span><text:span text:style-name="Code_20_char"><text:span text:style-name="T1">JPPFTask.isInNode()</text:span></text:span><text:span text:style-name="Code_20_char"><text:span text:style-name="T8"> APIs, as described in “</text:span></text:span><text:span text:style-name="Code_20_char"><text:span text:style-name="T11"><text:bookmark-ref text:reference-format="number" text:ref-name="__RefNumPara__5513_574288697">4.1.3 </text:bookmark-ref></text:span></text:span><text:span text:style-name="Code_20_char"><text:span text:style-name="T11"> </text:span></text:span><text:span text:style-name="Code_20_char"><text:span text:style-name="T11"><text:bookmark-ref text:reference-format="text" text:ref-name="__RefNumPara__5513_574288697">Executing code in the client from a task</text:bookmark-ref></text:span></text:span><text:span text:style-name="Code_20_char"><text:span text:style-name="T11">“</text:span></text:span><text:span text:style-name="Code_20_char"><text:span text:style-name="T8">. These APIs resolve a limitation of </text:span></text:span><text:span text:style-name="Code_20_char"><text:span text:style-name="T1">ClientDataProvider</text:span></text:span><text:span text:style-name="Code_20_char"><text:span text:style-name="T8"> which does not work when a task is executing locally with regards to the JPPF client</text:span></text:span><text:span text:style-name="Code_20_char"><text:span text:style-name="T7">.</text:span></text:span></text:p>
      <text:p text:style-name="P1"><text:span text:style-name="Code_20_char"><text:span text:style-name="T7"/></text:span></text:p>
      <text:p text:style-name="P1"><text:span text:style-name="Code_20_char"><text:span text:style-name="T7">JPPF provides a way <text:s/>for a task to send a piece of code to be executed on the client and get the resulting data objects. 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 which extends </text:span></text:span><text:span text:style-name="Code_20_char">MemoryMapDataProvider</text:span><text:span text:style-name="Code_20_char"><text:span text:style-name="T7">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6"><text:s text:c="4"/>// A callable that simply prints a message on the client side</text:p>
      <text:p text:style-name="P6"><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28230044" text:continue-list="list28254444" text:style-name="List_20_1">
        <text:list-item>
          <text:p text:style-name="P13"><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3"><text:span text:style-name="Code_20_char"><text:span text:style-name="T7">the resulting value is computed as the return value of </text:span></text:span><text:span text:style-name="Code_20_char">JPPFCallable.call()</text:span></text:p>
        </text:list-item>
        <text:list-item>
          <text:p text:style-name="P13"><text:span text:style-name="Code_20_char"><text:span text:style-name="T7">the resulting value is sent back to the node</text:span></text:span></text:p>
        </text:list-item>
        <text:list-item>
          <text:p text:style-name="P13"><text:span text:style-name="Code_20_char"><text:span text:style-name="T7">the value is stored in the data provider by calling </text:span></text:span><text:span text:style-name="Code_20_char">ClientDataProvider.setValue(key, value)</text:span></text:p>
        </text:list-item>
        <text:list-item>
          <text:p text:style-name="P13"><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28225169" text:continue-list="list28248326" text:style-name="Outline">
        <text:list-item>
          <text:list>
            <text:list-item>
              <text:list>
                <text:list-item>
                  <text:h text:style-name="P21" text:outline-level="3">Data provider for non-JPPF tasks</text:h>
                </text:list-item>
              </text:list>
            </text:list-item>
          </text:list>
        </text:list-item>
      </text:list>
      <text:p text:style-name="P1">By default, tasks whose class does not extend <text:a xlink:type="simple" xlink:href="http://www.jppf.org/api-3/index.html?org/jppf/server/protocol/JPPFTask.html">JPPFTask</text:a> do not have access to the <text:a xlink:type="simple" xlink:href="http://www.jppf.org/api-3/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3/index.html?org/jppf/client/concurrent/JPPFExecutorService.html">JPPFExecutorService</text:a>), annotated with <text:a xlink:type="simple" xlink:href="http://www.jppf.org/api-3/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3/index.html?org/jppf/client/taskwrapper/DataProviderHolder.html">DataProviderHolder</text:a>, defined as follows:</text:p>
      <text:p text:style-name="P1"/>
      <text:p text:style-name="Code_20_block"><text:s text:c="2"/>package org.jppf.client.taskwrapper;</text:p>
      <text:p text:style-name="Code_20_block"><text:s text:c="2"/>import org.jppf.task.storage.DataProvider;</text:p>
      <text:p text:style-name="Code_20_block"><text:s text:c="2"/></text:p>
      <text:p text:style-name="Code_20_block"><text:s text:c="2"/><text:span text:style-name="T5">// This interface must be implemented by tasks that are not subclasses</text:span></text:p>
      <text:p text:style-name="Code_20_block"><text:s text:c="2"/><text:span text:style-name="T5">// of JPPFTask when they need access to the job's DataProvider</text:span></text:p>
      <text:p text:style-name="Code_20_block"><text:s text:c="2"/>public interface DataProviderHolder {</text:p>
      <text:p text:style-name="Code_20_block"><text:s text:c="4"/><text:span text:style-name="T5">// Set the data provider for the task</text:span></text:p>
      <text:p text:style-name="Code_20_block"><text:s text:c="4"/>void setDataProvider(DataProvider dataProvider);</text:p>
      <text:p text:style-name="Code_20_block"><text:s text:c="2"/>}</text:p>
      <text:p text:style-name="Standard"/>
      <text:p text:style-name="Standard">Here is an example implementation:</text:p>
      <text:p text:style-name="Standard"/>
      <text:p text:style-name="Code_20_block"><text:s text:c="2"/>public class MyTask</text:p>
      <text:p text:style-name="Code_20_block"><text:s text:c="4"/>implements Callable&lt;String&gt;, Serializable, DataProviderHolder {</text:p>
      <text:p text:style-name="Code_20_block"/>
      <text:p text:style-name="Code_20_block"><text:s text:c="4"/><text:span text:style-name="T5">// DataProvider set onto this task</text:span></text:p>
      <text:p text:style-name="Code_20_block"><text:s text:c="4"/>private transient DataProvider dataProvider;</text:p>
      <text:p text:style-name="Code_20_block"><text:s text:c="2"/></text:p>
      <text:p text:style-name="Code_20_block"><text:s text:c="4"/>@Override</text:p>
      <text:p text:style-name="Code_20_block"><text:s text:c="4"/>public String call() throws Exception {</text:p>
      <text:p text:style-name="Code_20_block"><text:s text:c="6"/>String result = (String) dataProvider.getValue("myKey");</text:p>
      <text:p text:style-name="Code_20_block"><text:s text:c="6"/>System.out.println("got value " + result);</text:p>
      <text:p text:style-name="Code_20_block"><text:s text:c="6"/>return result;</text:p>
      <text:p text:style-name="Code_20_block"><text:s text:c="4"/>}</text:p>
      <text:p text:style-name="Code_20_block"><text:s text:c="2"/></text:p>
      <text:p text:style-name="Code_20_block"><text:s text:c="4"/>@Override</text:p>
      <text:p text:style-name="Code_20_block"><text:s text:c="4"/>public void setDataProvider(final DataProvider dataProvider) {</text:p>
      <text:p text:style-name="Code_20_block"><text:s text:c="6"/>this.dataProvider = dataProvider;</text:p>
      <text:p text:style-name="Code_20_block"><text:s text:c="4"/>}</text:p>
      <text:p text:style-name="Code_20_block"><text:s text:c="2"/>}</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p text:style-name="P1"/>
      <text:list xml:id="list28252226" text:continue-numbering="true" text:style-name="Outline">
        <text:list-item>
          <text:list>
            <text:list-item>
              <text:h text:style-name="P1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8257137" text:continue-list="list28230044" text:style-name="List_20_1">
        <text:list-item>
          <text:p text:style-name="P13">the characteristics of the nodes it can run on (server side), or of the channels it can be sent through (client side): the job execution policy</text:p>
        </text:list-item>
        <text:list-item>
          <text:p text:style-name="P13">the time at which a job is scheduled to start</text:p>
        </text:list-item>
        <text:list-item>
          <text:p text:style-name="P13">an expiration date for the job</text:p>
        </text:list-item>
      </text:list>
      <text:p text:style-name="P1"/>
      <text:p text:style-name="P1">The attributes specific to the server side SLA are:</text:p>
      <text:p text:style-name="P1"/>
      <text:list xml:id="list28253010" text:continue-numbering="true" text:style-name="List_20_1">
        <text:list-item>
          <text:p text:style-name="P13">the priority of a job</text:p>
        </text:list-item>
        <text:list-item>
          <text:p text:style-name="P13">whether it is submitted in suspended state</text:p>
        </text:list-item>
        <text:list-item>
          <text:p text:style-name="P13">the maximum number of nodes it can run on</text:p>
        </text:list-item>
        <text:list-item>
          <text:p text:style-name="P13">whether the job is a standard or broadcast job</text:p>
        </text:list-item>
        <text:list-item>
          <text:p text:style-name="P13">whether the server should immediately cancel the job, if the client that submitted it is disconnected</text:p>
        </text:list-item>
      </text:list>
      <text:p text:style-name="P1"/>
      <text:p text:style-name="P1">The attributes specific to the client side SLA are:</text:p>
      <text:p text:style-name="P1"/>
      <text:list xml:id="list28229846" text:continue-numbering="true" text:style-name="List_20_1">
        <text:list-item>
          <text:p text:style-name="P13">the maximum number of channels it can be sent through</text:p>
        </text:list-item>
      </text:list>
      <text:p text:style-name="P1"/>
      <text:p text:style-name="P1">A job SLA is represented by the interface <text:a xlink:type="simple" xlink:href="http://www.jppf.org/api-3/index.html?org/jppf/node/protocol/JobSLA.html"><text:span text:style-name="Code_20_char">JobSLA</text:span></text:a> for the server side SLA, and by the interface <text:a xlink:type="simple" xlink:href="http://www.jppf.org/api-3/index.html?org/jppf/node/protocol/JobClientSLA.html"><text:span text:style-name="Code_20_char">JobClientSLA</text:span></text:a> for the client side SLA. It can be accessed from a job using the related getters and setters:</text:p>
      <text:p text:style-name="P1"/>
      <text:p text:style-name="Code_20_block"><text:s text:c="2"/>public class JPPFJob implements Serializable, JPPFDistributedJob {</text:p>
      <text:p text:style-name="Code_20_block"><text:s text:c="4"/><text:span text:style-name="T5">// The job's server-side SLA</text:span></text:p>
      <text:p text:style-name="Code_20_block"><text:s text:c="4"/>public JobSLA getSLA()</text:p>
      <text:p text:style-name="Code_20_block"><text:s text:c="4"/>public void setSLA(final JobSLA jobSLA)</text:p>
      <text:p text:style-name="Code_20_block"><text:s text:c="2"/></text:p>
      <text:p text:style-name="Code_20_block"><text:s text:c="4"/><text:span text:style-name="T5">// The job's client-side SLA</text:span></text:p>
      <text:p text:style-name="Code_20_block"><text:s text:c="4"/>public JobClientSLA getClientSLA()</text:p>
      <text:p text:style-name="Code_20_block"><text:s text:c="4"/>public void setClientSLA(final JobClientSLA jobClientSLA)</text:p>
      <text:p text:style-name="Code_20_block"><text:s text:c="2"/>}</text:p>
      <text:p text:style-name="P1"/>
      <text:p text:style-name="P1">Example usage:</text:p>
      <text:p text:style-name="P1"/>
      <text:p text:style-name="Code_20_block">JPPFJob myJob = new JPPFJob();</text:p>
      <text:p text:style-name="P8">myJob.getClientSLA().setMaxChannels(2);</text:p>
      <text:p text:style-name="P8">myJob.getSLA().setPriority(1000);</text:p>
      <text:p text:style-name="P1"/>
      <text:p text:style-name="P1">Also note that both interfaces extend the common interface <text:a xlink:type="simple" xlink:href="http://www.jppf.org/api-3/index.html?org/jppf/node/protocol/JobCommonSLA.html"><text:span text:style-name="Code_20_char">JobCommonSLA</text:span></text:a>. We will go into the details of these interfaces in the following sections.</text:p>
      <text:list xml:id="list28236933" text:continue-list="list28252226"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3/index.html?org/jppf/node/protocol/JobCommonSLA.html"><text:span text:style-name="Code_20_char">JobCommonSLA</text:span></text:a> interface:</text:p>
      <text:p text:style-name="P1"/>
      <text:p text:style-name="Code_20_block"><text:s text:c="2"/>public interface JobCommonSLA extends Serializable {</text:p>
      <text:p text:style-name="Code_20_block"><text:s text:c="4"/><text:span text:style-name="T5">// The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The job start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The job expiration schedule</text:span></text:p>
      <text:p text:style-name="Code_20_block"><text:s text:c="4"/>JPPFSchedule getJobExpirationSchedule();</text:p>
      <text:p text:style-name="Code_20_block"><text:s text:c="4"/>void setJobExpirationSchedule(JPPFSchedule jobExpirationSchedule);</text:p>
      <text:p text:style-name="Code_20_block"><text:s text:c="2"/>}</text:p>
      <text:p text:style-name="P1"/>
      <text:list xml:id="list28238270"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28250753" text:continue-list="list28229846" text:style-name="List_20_1">
        <text:list-item>
          <text:p text:style-name="P12">JPPF configuration properties</text:p>
        </text:list-item>
        <text:list-item>
          <text:p text:style-name="P12">System properties (including -D*=* properties specified on the JVM command line)</text:p>
        </text:list-item>
        <text:list-item>
          <text:p text:style-name="P12">Environment variables (e.g. PATH, JAVA_HOME, etc.)</text:p>
        </text:list-item>
        <text:list-item>
          <text:p text:style-name="P12">Networking: list of ipv4 and ipv6 addresses with corresponding host name when it can be resolved</text:p>
        </text:list-item>
        <text:list-item>
          <text:p text:style-name="P12">Runtime information such as maximum heap memory, number of available processors, etc...</text:p>
        </text:list-item>
        <text:list-item>
          <text:p text:style-name="P12">Disk space and storage information (JDK 1.6 or later only)</text:p>
        </text:list-item>
        <text:list-item>
          <text:p text:style-name="P12">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28255070" text:continue-numbering="true" text:style-name="List_20_1">
        <text:list-item>
          <text:p text:style-name="P12">Binary comparison operators: ==, &lt;, &lt;=, &gt;, &gt;= ; for instance: ''property_value &lt;= 15''</text:p>
        </text:list-item>
        <text:list-item>
          <text:p text:style-name="P12">Range operators (intervals): ''property_value in'' [a,b] <text:s/>, <text:s/>[a,b[ <text:s/>, <text:s/>]a,b] <text:s/>, <text:s/>]a,b[</text:p>
        </text:list-item>
        <text:list-item>
          <text:p text:style-name="P12">"One of" operator (discrete sets): ''property_value in { a1, ... , aN }''</text:p>
        </text:list-item>
        <text:list-item>
          <text:p text:style-name="P12">"Contains string" operator: ''property_value contains "substring"''</text:p>
        </text:list-item>
        <text:list-item>
          <text:p text:style-name="P12">Regular expressions: '' property_value matches 'regexp' ''</text:p>
        </text:list-item>
        <text:list-item>
          <text:p text:style-name="P12">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28252681" text:continue-list="list28238270"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
      <text:p text:style-name="P10">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p text:style-name="Standard"/>
      <text:list xml:id="list28230196" text:continue-numbering="true" text:style-name="Outline">
        <text:list-item>
          <text:list>
            <text:list-item>
              <text:list>
                <text:list-item>
                  <text:list>
                    <text:list-item>
                      <text:list>
                        <text:list-item>
                          <text:h text:style-name="P24"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28233059" text:continue-list="list28255070" text:style-name="List_20_1">
        <text:list-item>
          <text:p text:style-name="P12">the custom policy class must extend <text:a xlink:type="simple" xlink:href="http://www.jppf.org/api-3/index.html?org/jppf/node/policy/CustomPolicy.html"><text:span text:style-name="Code_20_char">CustomPolicy</text:span></text:a></text:p>
        </text:list-item>
        <text:list-item>
          <text:p text:style-name="P12">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 {</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16">as</text:span> <text:span text:style-name="T16">in </text:span>this code snippet:</text:p>
      <text:p text:style-name="Standard"/>
      <text:p text:style-name="Code_20_block"><text:s text:c="2"/>MyCustomPolicy policy = new MyCustomPolicy();</text:p>
      <text:p text:style-name="Code_20_block"><text:s text:c="2"/>policy.setArgs( "3" );</text:p>
      <text:p text:style-name="Standard"/>
      <text:p text:style-name="P17">Finally, to enable the use of this custom policy, you will need to deploy the corresponding class(es) to both the server's and the client's classpath.</text:p>
      <text:list xml:id="list28239940" text:continue-list="list28230196"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3">"09/30/2010 12:08 PM CEDT", dateFormat</text:span>);</text:p>
      <text:p text:style-name="Code_20_block"><text:s text:c="2"/>myJob.getSLA().setJobExpirationSchedule(mySchedule);</text:p>
      <text:list xml:id="list28232710" text:continue-numbering="true" text:style-name="Outline">
        <text:list-item>
          <text:list>
            <text:list-item>
              <text:list>
                <text:list-item>
                  <text:h text:style-name="Heading_20_3" text:outline-level="3">Server side SLA attributes</text:h>
                </text:list-item>
              </text:list>
            </text:list-item>
          </text:list>
        </text:list-item>
      </text:list>
      <text:p text:style-name="P1">A server-side SLA is described by the <text:a xlink:type="simple" xlink:href="http://www.jppf.org/api-3/index.html?org/jppf/node/protocol/JobSLA.html"><text:span text:style-name="Code_20_char">JobSLA</text:span></text:a> interface, defined as:</text:p>
      <text:p text:style-name="P1"/>
      <text:p text:style-name="Code_20_block"><text:s text:c="2"/>public interface JobSLA extends JobCommonSLA {</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 the job can run on</text:span></text:p>
      <text:p text:style-name="Code_20_block"><text:s text:c="4"/>int getMaxNodes();</text:p>
      <text:p text:style-name="Code_20_block"><text:s text:c="4"/>void setMaxNodes(int maxNodes);</text:p>
      <text:p text:style-name="Code_20_block"><text:s text:c="2"/></text:p>
      <text:p text:style-name="Code_20_block"><text:s text:c="4"/><text:span text:style-name="T5">// Whether the job is initially suspended</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Whether the job is a broadcast job</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Determine whether the job should be canceled by the server</text:span></text:p>
      <text:p text:style-name="Code_20_block"><text:s text:c="4"/><text:span text:style-name="T5">// if the client gets disconnected</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P1"/>
      <text:list xml:id="list28247691" text:continue-numbering="true" text:style-name="Outline">
        <text:list-item>
          <text:list>
            <text:list-item>
              <text:list>
                <text:list-item>
                  <text:list>
                    <text:list-item>
                      <text:h text:style-name="Heading_20_4" text:outline-level="4"><text:soft-page-break/>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Text_20_body">The priority attribute is also manageable, which means that it can be dynamically updated, while the job is still executing, using the JPPF administration console or the related management APIs.</text:p>
      <text:list xml:id="list28237024"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2823850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28256182"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28230479" text:continue-list="list28233059" text:style-name="List_20_1">
        <text:list-item>
          <text:p text:style-name="P12">a broadcast job is executed on <text:span text:style-name="T17">all </text:span>the nodes <text:span text:style-name="T17">connected to the driver, </text:span>at the time the job is received by the JPPF driver. <text:span text:style-name="T17">This includes nodes that are executing another job at that time</text:span></text:p>
        </text:list-item>
        <text:list-item>
          <text:p text:style-name="P12">if a node dies or disconnects while the job is executing on it, the job is canceled for this node</text:p>
        </text:list-item>
        <text:list-item>
          <text:p text:style-name="P12">if a new node connects while the job is executing, the broadcast job will not execute on it</text:p>
        </text:list-item>
        <text:list-item>
          <text:p text:style-name="P12">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8255836" text:continue-list="list28256182"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28227866" text:continue-numbering="true" text:style-name="Outline">
        <text:list-item>
          <text:list>
            <text:list-item>
              <text:list>
                <text:list-item>
                  <text:h text:style-name="Heading_20_3" text:outline-level="3"><text:soft-page-break/>Client side SLA attributes</text:h>
                </text:list-item>
              </text:list>
            </text:list-item>
          </text:list>
        </text:list-item>
      </text:list>
      <text:p text:style-name="P1">A client-side SLA is described by the interface <text:a xlink:type="simple" xlink:href="http://www.jppf.org/api-3/index.html?org/jppf/node/protocol/JobClientSLA.html"><text:span text:style-name="Code_20_char">JobClientSLA</text:span></text:a>, defined as:</text:p>
      <text:p text:style-name="P1"/>
      <text:p text:style-name="Code_20_block"><text:s text:c="2"/>public interface JobClientSLA extends JobCommonSLA {</text:p>
      <text:p text:style-name="Code_20_block"><text:s text:c="4"/><text:span text:style-name="T5">// The maximum number of channels the job can be sent through,</text:span></text:p>
      <text:p text:style-name="Code_20_block"><text:s text:c="4"/><text:span text:style-name="T5">// including the local executor if any is configured</text:span></text:p>
      <text:p text:style-name="Code_20_block"><text:s text:c="4"/>int getMaxChannels();</text:p>
      <text:p text:style-name="Code_20_block"><text:s text:c="4"/>void setMaxChannels(int maxChannels);</text:p>
      <text:p text:style-name="Code_20_block"><text:s text:c="2"/>}</text:p>
      <text:p text:style-name="Standard"/>
      <text:p text:style-name="Standard"><text:span text:style-name="T3">Note</text:span>: <text:span text:style-name="T1">since JPPF clients do not have a management interface, none of the client-side SLA attributes are manageable.</text:span></text:p>
      <text:list xml:id="list28243167"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text:p>
      <text:p text:style-name="P1"/>
      <text:p text:style-name="P1"><text:span text:style-name="T3">Note 1</text:span>: <text:span text:style-name="T1">when the JPPF client is configured with a single server connection, this attribute has no effect.</text:span></text:p>
      <text:p text:style-name="P1"><text:span text:style-name="T3">Note 2</text:span>: <text:span text:style-name="T1">when local execution is enabled in the JPPF client, the local executor counts as one (additional) channel.</text:span></text:p>
      <text:p text:style-name="P1"><text:span text:style-name="T3">Note 3</text:span>: <text:span text:style-name="T1">the resulting assignment of channels to the job is influenced by other attributes, especially the execution policy.</text:span></text:p>
      <text:list xml:id="list28225161" text:continue-numbering="true" text:style-name="Outline">
        <text:list-item>
          <text:list>
            <text:list-item>
              <text:h text:style-name="Heading_20_2"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6"><text:s text:c="4"/>// Set a parameter in the metadata</text:p>
      <text:p text:style-name="Code_20_block"><text:s text:c="4"/>public void setParameter(Object key, Object value)</text:p>
      <text:p text:style-name="Code_20_block"><text:s text:c="4"/><text:span text:style-name="T5">// Retrieve a parameter in the metadata</text:span></text:p>
      <text:p text:style-name="Code_20_block"><text:s text:c="4"/>public Object getParameter(Object key)</text:p>
      <text:p text:style-name="Code_20_block"><text:s text:c="4"/><text:span text:style-name="T5">// Retrieve a parameter in the metadata</text:span></text:p>
      <text:p text:style-name="Code_20_block"><text:s text:c="4"/>public Object getParameter(Object key, Object defaultValue)</text:p>
      <text:p text:style-name="Code_20_block"><text:s text:c="4"/><text:span text:style-name="T5">// Remove a parameter from the metadata</text:span></text:p>
      <text:p text:style-name="Code_20_block"><text:s text:c="4"/>public Object removeParameter(Object key)</text:p>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4">Related sample</text:span>: “<text:a xlink:type="simple" xlink:href="http://www.jppf.org/samples-pack/CustomLoadBalancer/Readme.php">CustomLoadBalancer</text:a>” in the JPPF samples pack.</text:p>
      <text:p text:style-name="Standard"/>
      <text:list xml:id="list28254167" text:continue-numbering="true" text:style-name="Outline">
        <text:list-item>
          <text:list>
            <text:list-item>
              <text:h text:style-name="P18" text:outline-level="2">The JPPFClient API</text:h>
            </text:list-item>
          </text:list>
        </text:list-item>
      </text:list>
      <text:p text:style-name="Standard">A JPPF client is an object that will handle the communication between the application and the server. Its role is to:</text:p>
      <text:list xml:id="list28246399" text:continue-list="list28230479" text:style-name="List_20_1">
        <text:list-item>
          <text:p text:style-name="P12">manage one or multiple connections with the server</text:p>
        </text:list-item>
        <text:list-item>
          <text:p text:style-name="P12">submit jobs and get their results</text:p>
        </text:list-item>
        <text:list-item>
          <text:p text:style-name="P12">handle notifications of job results</text:p>
        </text:list-item>
        <text:list-item>
          <text:p text:style-name="P12">manage each connection's life cycle events</text:p>
        </text:list-item>
        <text:list-item>
          <text:p text:style-name="P12">provide the low-level machinery on the client side for the distributed class loading mechanism</text:p>
        </text:list-item>
        <text:list-item>
          <text:p text:style-name="P12">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28232315" text:continue-list="list28254167"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28227995"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28250674" text:continue-list="list28246399" text:style-name="List_20_1">
        <text:list-item>
          <text:p text:style-name="P13">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3">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 </text:bookmark-ref>).</text:p>
        </text:list-item>
      </text:list>
      <text:list xml:id="list28232185" text:continue-list="list28227995"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3/index.html?org/jppf/client/AbstractGenericClient.html"><text:span text:style-name="Code_20_char">AbstractGenericClient</text:span></text:a>, which provides a <text:span text:style-name="Code_20_char">cancelJob()</text:span> method, defined as follows:</text:p>
      <text:p text:style-name="P1"/>
      <text:p text:style-name="Code_20_block"><text:s text:c="2"/><text:span text:style-name="T5">// superclass of JPPFClient</text:span></text:p>
      <text:p text:style-name="Code_20_block"><text:s text:c="2"/>public abstract class AbstractGenericClient extends AbstractJPPFClient <text:s/>{</text:p>
      <text:p text:style-name="Code_20_block"><text:s text:c="4"/><text:span text:style-name="T5">// cancel the job with the specified UUID</text:span></text:p>
      <text:p text:style-name="Code_20_block"><text:s text:c="4"/>public boolean cancelJob(final String jobUuid) throws Exception;</text:p>
      <text:p text:style-name="Code_20_block"><text:s text:c="2"/>}</text:p>
      <text:p text:style-name="P1"/>
      <text:p text:style-name="P1">This method will work even if the client is connected to multiple drivers. In this case, it will send the cancel request to all the drivers.</text:p>
      <text:list xml:id="list28246959"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span text:style-name="T5">// Get a connection given its name</text:span></text:p>
      <text:p text:style-name="Code_20_block"><text:s text:c="2"/>public JPPFClientConnection getClientConnection(String name)</text:p>
      <text:list xml:id="list28246637" text:continue-numbering="true" text:style-name="Outline">
        <text:list-item>
          <text:list>
            <text:list-item>
              <text:list>
                <text:list-item>
                  <text:h text:style-name="Heading_20_3" text:outline-level="3"><text:bookmark-start text:name="__RefHeading__32325689"/>Receiving notifications for new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oft-page-brea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28235217"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4.7.5 </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28226360"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28246265" text:continue-numbering="true" text:style-name="Outline">
        <text:list-item>
          <text:list>
            <text:list-item>
              <text:h text:style-name="P18"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28237768" text:continue-numbering="true" text:style-name="Outline">
        <text:list-item>
          <text:list>
            <text:list-item>
              <text:list>
                <text:list-item>
                  <text:h text:style-name="P21"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28228961" text:continue-numbering="true" text:style-name="Outline">
        <text:list-item>
          <text:list>
            <text:list-item>
              <text:list>
                <text:list-item>
                  <text:h text:style-name="P21"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3/index.html?org/jppf/client/concurrent/ExecutorServiceConfiguration.html">ExecutorServiceConfiguration</text:a> interface, which can be accessed from a <text:a xlink:type="simple" xlink:href="http://www.jppf.org/api-3/index.html?org/jppf/client/concurrent/JPPFExecutorService.html">JPPFExecutorService </text:a>instance via the following accessor methods:</text:p>
      <text:p text:style-name="P1"/>
      <text:p text:style-name="Code_20_block"><text:s text:c="2"/><text:span text:style-name="T5">// Get the configuration for this executor service</text:span></text:p>
      <text:p text:style-name="Code_20_block"><text:s text:c="2"/>public ExecutorServiceConfiguration getConfiguration();</text:p>
      <text:p text:style-name="Code_20_block"><text:s text:c="2"/></text:p>
      <text:p text:style-name="Code_20_block"><text:s text:c="2"/><text:span text:style-name="T5">// Reset the configuration for this executor service to a blank state</text:span></text:p>
      <text:p text:style-name="Code_20_block"><text:s text:c="2"/>public ExecutorServiceConfiguration resetConfiguration();</text:p>
      <text:p text:style-name="Standard"/>
      <text:p text:style-name="P1"><text:a xlink:type="simple" xlink:href="http://www.jppf.org/api-3/index.html?org/jppf/client/concurrent/ExecutorServiceConfiguration.html">ExecutorServiceConfiguration</text:a> provides the following API:</text:p>
      <text:p text:style-name="P1"/>
      <text:p text:style-name="Code_20_block"><text:s text:c="2"/><text:span text:style-name="T5">// Get the configuration to use for the jobs submitted by the executor service</text:span></text:p>
      <text:p text:style-name="Code_20_block"><text:s text:c="2"/>JobConfiguration getJobConfiguration();</text:p>
      <text:p text:style-name="Code_20_block"><text:s text:c="2"/></text:p>
      <text:p text:style-name="Code_20_block"><text:s text:c="2"/><text:span text:style-name="T5">// Get the configuration to use for the tasks submitted by the executor service</text:span></text:p>
      <text:p text:style-name="Code_20_block"><text:s text:c="2"/>TaskConfiguration getTaskConfiguration();</text:p>
      <text:list xml:id="list28246012"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3/index.html?org/jppf/client/concurrent/JobConfiguration.html">JobConfiguration</text:a> interface is defined as follows:</text:p>
      <text:p text:style-name="P1"/>
      <text:p text:style-name="Code_20_block"><text:s text:c="2"/>public interface JobConfiguration {</text:p>
      <text:p text:style-name="Code_20_block"><text:s text:c="4"/><text:span text:style-name="T5">// Get the service level agreement between the jobs and the server</text:span></text:p>
      <text:p text:style-name="Code_20_block"><text:s text:c="4"/>JobSLA getSLA();</text:p>
      <text:p text:style-name="Code_20_block"><text:s text:c="2"/></text:p>
      <text:p text:style-name="Code_20_block"><text:s text:c="4"/><text:span text:style-name="T5">// Get the service level agreement between the jobs and the client</text:span></text:p>
      <text:p text:style-name="Code_20_block"><text:s text:c="4"/>JobClientSLA getClientSLA();</text:p>
      <text:p text:style-name="Code_20_block"><text:s text:c="2"/></text:p>
      <text:p text:style-name="Code_20_block"><text:s text:c="4"/><text:span text:style-name="T5">// Get the user-defined metadata associated with the jobs</text:span></text:p>
      <text:p text:style-name="Code_20_block"><text:s text:c="4"/>JobMetadata getMetadata();</text:p>
      <text:p text:style-name="Code_20_block"><text:s text:c="2"/></text:p>
      <text:p text:style-name="Code_20_block"><text:s text:c="4"/><text:span text:style-name="T5">// Get/set the persistence manager that enables saving and restoring</text:span></text:p>
      <text:p text:style-name="P6"><text:s text:c="4"/>// the state of the jobs</text:p>
      <text:p text:style-name="Code_20_block"><text:s text:c="4"/>&lt;T&gt; JobPersistence&lt;T&gt; getPersistenceManager();</text:p>
      <text:p text:style-name="Code_20_block"><text:s text:c="4"/>&lt;T&gt; void setPersistenceManager(final JobPersistence&lt;T&gt; persistenceManager);</text:p>
      <text:p text:style-name="Code_20_block"><text:s text:c="2"/></text:p>
      <text:p text:style-name="Code_20_block"><text:s text:c="4"/><text:span text:style-name="T5">// Get/set the job's data provider</text:span></text:p>
      <text:p text:style-name="Code_20_block"><text:s text:c="4"/>DataProvider getDataProvider();</text:p>
      <text:p text:style-name="Code_20_block"><text:s text:c="4"/>void setDataProvider(DataProvider dataProvider);</text:p>
      <text:p text:style-name="Code_20_block"><text:s text:c="2"/></text:p>
      <text:p text:style-name="Code_20_block"><text:s text:c="4"/><text:span text:style-name="T5">// Add or remove a listener to/from the list of job listeners</text:span></text:p>
      <text:p text:style-name="Code_20_block"><text:s text:c="4"/>void addJobListener(JobListener listener);</text:p>
      <text:p text:style-name="Code_20_block"><text:s text:c="4"/>void removeJobListener(JobListener listener); <text:s/></text:p>
      <text:p text:style-name="Code_20_block"><text:s text:c="2"/>}</text:p>
      <text:p text:style-name="P1"/>
      <text:p text:style-name="P1">As we can see, this provides a way to set the properties normally available to <text:a xlink:type="simple" xlink:href="http://www.jppf.org/api-3/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text:s text:c="2"/>JPPFExecutorService executor = ...;</text:p>
      <text:p text:style-name="Code_20_block"><text:s text:c="2"/><text:span text:style-name="T5">// get the executor ocnfiguration</text:span></text:p>
      <text:p text:style-name="Code_20_block"><text:s text:c="2"/>ExecutorServiceConfiguration config = executor.getConfiguration();</text:p>
      <text:p text:style-name="Code_20_block"><text:s text:c="2"/><text:span text:style-name="T5">// get the job configuration</text:span></text:p>
      <text:p text:style-name="Code_20_block"><text:s text:c="2"/>JobConfiguration jobConfig = config.getJobConfiguration();</text:p>
      <text:p text:style-name="Code_20_block"><text:s text:c="2"/><text:span text:style-name="T5">// set all jobs to expire after 5 seconds</text:span></text:p>
      <text:p text:style-name="Code_20_block"><text:s text:c="2"/>jobConfig.getSLA().setJobExpirationSchedule(new JPPFSchedule(5000L));</text:p>
      <text:list xml:id="list28248498"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3/index.html?org/jppf/client/concurrent/TaskConfiguration.html">TaskConfiguration</text:a> interface can be used to set JPPF-specific properties onto executor service tasks that do not extend <text:a xlink:type="simple" xlink:href="http://www.jppf.org/api-3/index.html?org/jppf/server/protocol/JPPFTask.html">JPPFTask</text:a>. It is defined as follows:</text:p>
      <text:p text:style-name="P1"/>
      <text:p text:style-name="Code_20_block">public interface TaskConfiguration {</text:p>
      <text:p text:style-name="Code_20_block"><text:s text:c="2"/><text:span text:style-name="T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3/org/jppf/server/protocol/JPPFTask.html#onCancel()">JPPFTask.onCancel()</text:a> and <text:a xlink:type="simple" xlink:href="http://www.jppf.org/api-3/org/jppf/server/protocol/JPPFTask.html#onTimeout()">JPPFTask.onTimeout()</text:a>. This is done by providing a subclass of <text:a xlink:type="simple" xlink:href="http://www.jppf.org/api-3/index.html?org/jppf/client/taskwrapper/JPPFTaskCallback.html">JPPFTaskCallback</text:a>, which is defined as follows:</text:p>
      <text:p text:style-name="P1"/>
      <text:p text:style-name="Code_20_block"><text:s text:c="2"/>public abstract class JPPFTaskCallback implements Runnable, Serializable {</text:p>
      <text:p text:style-name="Code_20_block"><text:s text:c="4"/><text:span text:style-name="T5">// Get the task this callback is associated with</text:span></text:p>
      <text:p text:style-name="Code_20_block"><text:s text:c="4"/>public final JPPFTask getTask();</text:p>
      <text:p text:style-name="Code_20_block"><text:s text:c="2"/>}</text:p>
      <text:p text:style-name="P1"/>
      <text:p text:style-name="P1">Here is a task configuration usage example:</text:p>
      <text:p text:style-name="P1"/>
      <text:p text:style-name="Code_20_block"><text:s text:c="2"/>JPPFExecutorService executor = ...;</text:p>
      <text:p text:style-name="Code_20_block"><text:s text:c="2"/><text:span text:style-name="T5">// get the executor configuration</text:span></text:p>
      <text:p text:style-name="Code_20_block"><text:s text:c="2"/>ExecutorServiceConfiguration config = executor.getConfiguration();</text:p>
      <text:p text:style-name="Code_20_block"><text:s text:c="2"/><text:span text:style-name="T5">// get the task configuration</text:span></text:p>
      <text:p text:style-name="Code_20_block"><text:s text:c="2"/>TaskConfiguration taskConfig = config.getTaskConfiguration();</text:p>
      <text:p text:style-name="Code_20_block"><text:s text:c="2"/><text:span text:style-name="T5">// set the task to timeout after 5 seconds</text:span></text:p>
      <text:p text:style-name="Code_20_block"><text:s text:c="2"/>taskConfig.setTimeoutSchedule(new JPPFSchedule(5000L));</text:p>
      <text:p text:style-name="Code_20_block"><text:s text:c="2"/><text:span text:style-name="T5">// set the onTimeout() callback</text:span></text:p>
      <text:p text:style-name="Code_20_block"><text:s text:c="2"/>taskConfig.setOnTimeoutCallback(new MyTaskCallback());</text:p>
      <text:p text:style-name="Code_20_block"><text:s text:c="2"/><text:span text:style-name="T5">// A callback that sets a timeout message as the task result</text:span></text:p>
      <text:p text:style-name="Code_20_block"><text:s text:c="2"/>static class MyTaskCallback extends JPPFTaskCallback {</text:p>
      <text:p text:style-name="Code_20_block"><text:s text:c="4"/>@Override</text:p>
      <text:p text:style-name="Code_20_block"><text:s text:c="4"/>public void run() {</text:p>
      <text:p text:style-name="Code_20_block"><text:s text:c="6"/>getTask().setResult("this task has timed out");</text:p>
      <text:p text:style-name="Code_20_block"><text:s text:c="4"/>}</text:p>
      <text:p text:style-name="Code_20_block"><text:s text:c="2"/>}</text:p>
      <text:list xml:id="list28249344"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6/docs/api/index.html?java/util/concurrent/package-summary.html">java.util.concurrent</text:a> provides the interface <text:a xlink:type="simple" xlink:href="http://docs.oracle.com/javase/6/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6/docs/api/index.html?java/util/concurrent/ExecutorCompletionService.html">ExecutorCompletionService</text:a>. Unfortunately, this class does not work with a <text:a xlink:type="simple" xlink:href="http://www.jppf.org/api-3/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6/docs/api/index.html?java/util/concurrent/CompletionService.html">CompletionService</text:a> with the class <text:a xlink:type="simple" xlink:href="http://www.jppf.org/api-3/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text:s text:c="2"/>JPPFExecutorService executor = ...;</text:p>
      <text:p text:style-name="Code_20_block"><text:s text:c="2"/><text:span text:style-name="T3">JPPFCompletionService&lt;String&gt; completion service =</text:span></text:p>
      <text:p text:style-name="P8"><text:s text:c="4"/>new JPPFCompletionService&lt;String&gt;(executor);</text:p>
      <text:p text:style-name="Code_20_block"><text:s text:c="2"/>MyCallable&lt;String&gt; task = new MyCallable&lt;String&gt;();</text:p>
      <text:p text:style-name="Code_20_block"><text:s text:c="2"/>Future&lt;String&gt; future = <text:span text:style-name="T3">completionService.submit(task)</text:span>;</text:p>
      <text:p text:style-name="Code_20_block"><text:s text:c="2"/></text:p>
      <text:p text:style-name="Code_20_block"><text:s text:c="2"/><text:span text:style-name="T5">// ... later on ...</text:span></text:p>
      <text:p text:style-name="Code_20_block"><text:s text:c="2"/><text:span text:style-name="T5">// block until a result is available</text:span></text:p>
      <text:p text:style-name="Code_20_block"><text:s text:c="2"/>future = <text:span text:style-name="T3">completionService.take()</text:span>;</text:p>
      <text:p text:style-name="Code_20_block"><text:s text:c="2"/>String result = future.get();</text:p>
      <text:list xml:id="list28254971" text:continue-numbering="true" text:style-name="Outline">
        <text:list-item>
          <text:list>
            <text:list-item>
              <text:h text:style-name="Heading_20_2" text:outline-level="2"><text:soft-page-break/>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7H7M23S</meta:editing-duration>
    <meta:editing-cycles>410</meta:editing-cycles>
    <meta:generator>LibreOffice/3.6$Windows_x86 LibreOffice_project/da8c1e6-fd468f4-454e206-f42a4a9-143cfd</meta:generator>
    <meta:creation-date>2009-09-06T09:03:36.19</meta:creation-date>
    <dc:date>2012-12-08T08:10:34.91</dc:date>
    <meta:document-statistic meta:table-count="0" meta:image-count="0" meta:object-count="0" meta:page-count="35" meta:paragraph-count="1499" meta:word-count="14202" meta:character-count="96856" meta:non-whitespace-character-count="8020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